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37da5" officeooo:paragraph-rsid="0023ec44"/>
    </style:style>
    <style:style style:name="P10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c6be2" style:font-weight-asian="normal" style:font-weight-complex="normal"/>
    </style:style>
    <style:style style:name="T3" style:family="text">
      <style:text-properties fo:font-weight="normal" officeooo:rsid="001094ec" style:font-weight-asian="normal" style:font-weight-complex="normal"/>
    </style:style>
    <style:style style:name="T4" style:family="text">
      <style:text-properties fo:font-weight="normal" officeooo:rsid="001e4052" style:font-weight-asian="normal" style:font-weight-complex="normal"/>
    </style:style>
    <style:style style:name="T5" style:family="text">
      <style:text-properties fo:font-weight="normal" officeooo:rsid="002225c0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3ec44" style:font-weight-asian="normal" style:font-weight-complex="normal"/>
    </style:style>
    <style:style style:name="T8" style:family="text">
      <style:text-properties officeooo:rsid="001ef64c"/>
    </style:style>
    <style:style style:name="T9" style:family="text">
      <style:text-properties officeooo:rsid="0023da93"/>
    </style:style>
    <style:style style:name="T10" style:family="text">
      <style:text-properties officeooo:rsid="0023ec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 </text:span><text:span text:style-name="T7">Procedimiento perfecto. Pequeño error en la integración</text:span><text:span text:style-name="T6"> (</text:span><text:span text:style-name="T7">8</text:span><text:span text:style-name="T6">/10).</text:span></text:p>
      <text:p text:style-name="P7"/>
      <text:p text:style-name="P2"><text:span text:style-name="T1">Ejercicio 2: </text:span><text:span text:style-name="T7">Procedimiento perfecto. Error en cálculos (8/10)</text:span><text:span text:style-name="T6">.</text:span></text:p>
      <text:p text:style-name="P7"/>
      <text:p text:style-name="P3"><text:span text:style-name="T1">Ejercicio 3:</text:span> <text:span text:style-name="T10">Muy bien (10/10)</text:span></text:p>
      <text:p text:style-name="P3"/>
      <text:p text:style-name="P3"><text:span text:style-name="T1">Ejercicio 4:</text:span> <text:span text:style-name="T10">Solución particular mal. Debería ser yp(x)=Ax^2exp(-3x) + B (5/10)</text:span>.</text:p>
      <text:p text:style-name="P8"/>
      <text:p text:style-name="P5"><text:span text:style-name="T1">Ejercicio 5:</text:span> <text:span text:style-name="T10">Perfecto (10/10).</text:span></text:p>
      <text:p text:style-name="P8"/>
      <text:p text:style-name="P5"><text:span text:style-name="T1">Ejercicio 6: </text:span><text:span text:style-name="T2">Perfecto </text:span><text:span text:style-name="T3">(</text:span><text:span text:style-name="T2">10</text:span><text:span text:style-name="T3">/10).</text:span></text:p>
      <text:p text:style-name="P8"/>
      <text:p text:style-name="P9"><text:span text:style-name="T1">Ejercicio 7:</text:span> <text:span text:style-name="T10">Procedimiento bien. Te has equivocado en las propiedades del logaritmo. y=exp(2ln(x+2)+C)=exp(ln((x+2)^2) + C)=exp(ln((x+2)^2))exp(C)=exp(C)*(x+2)^2=K*(x+2)^2. A partir de ahí los cálculos ya están mal (7/10).</text:span></text:p>
      <text:p text:style-name="P8"/>
      <text:p text:style-name="P6"><text:span text:style-name="T1">Ejercicio 8:</text:span> <text:span text:style-name="T9">Perfecto (10/10).</text:span></text:p>
      <text:p text:style-name="P8"/>
      <text:p text:style-name="P6"><text:span text:style-name="T1">Ejercicio 9:</text:span> <text:span text:style-name="T8">Perfecto 10/10.</text:span></text:p>
      <text:p text:style-name="P8"/>
      <text:p text:style-name="P10"><text:span text:style-name="T1">Nota: </text:span><text:bookmark-start text:name="__DdeLink__275_3383645946"/><text:span text:style-name="T4">(</text:span><text:span text:style-name="T7">8 + 8 + 10 + 5 + 10 + 10 + 7 + 10 + 10</text:span><text:span text:style-name="T4">)/9</text:span><text:bookmark-end text:name="__DdeLink__275_3383645946"/><text:span text:style-name="T4">=</text:span><text:span text:style-name="T6">8.</text:span><text:span text:style-name="T7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9:42:54.596184051</dc:date>
    <meta:editing-duration>PT2H4M39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3" meta:character-count="639" meta:non-whitespace-character-count="556"/>
  </office:meta>
</office:document-meta>
</file>